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ZO</text:p>
      <text:list xml:id="list1970217055539316255" text:style-name="L1">
        <text:list-item>
          <text:p text:style-name="P1">Annotation of concepts identified in documents and linking them to existing data specified in RDF</text:p>
        </text:list-item>
        <text:list-item>
          <text:p text:style-name="P1">unstructured data [PDF] + metadata [XML]</text:p>
        </text:list-item>
        <text:list-item>
          <text:p text:style-name="P1">annotation using plug-in ontology</text:p>
        </text:list-item>
        <text:list-item>
          <text:p text:style-name="P1">SPARQL based</text:p>
        </text:list-item>
      </text:list>
      <text:p text:style-name="Standard"/>
      <text:p text:style-name="Standard"/>
      <text:p text:style-name="Standard"/>
      <text:p text:style-name="P4">buzz:::&gt;</text:p>
      <text:p text:style-name="Standard">open calais → entity recognition and annotation</text:p>
      <text:p text:style-name="Standard">alchemy</text:p>
      <text:p text:style-name="Standard">apperture</text:p>
      <text:p text:style-name="P3">callimachus</text:p>
      <text:p text:style-name="P5">mahout → NL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8:31:08.79</meta:creation-date>
    <meta:document-statistic meta:table-count="0" meta:image-count="0" meta:object-count="0" meta:page-count="1" meta:paragraph-count="11" meta:word-count="45" meta:character-count="283"/>
    <dc:date>2013-01-31T10:55:10.35</dc:date>
    <meta:editing-duration>PT12H21M47S</meta:editing-duration>
    <meta:editing-cycles>1</meta:editing-cycles>
    <meta:generator>OpenOffice.org/3.4$Win32 OpenOffice.org_project/340m1$Build-9590</meta:generator>
  </office:meta>
</office:document-meta>
</file>